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it" fo:country="IT"/>
    </style:style>
    <style:style style:name="P2" style:family="paragraph" style:parent-style-name="Standard" style:list-style-name="L1">
      <style:text-properties fo:language="it" fo:country="IT" officeooo:rsid="00079a2f" officeooo:paragraph-rsid="00079a2f"/>
    </style:style>
    <style:style style:name="P3" style:family="paragraph" style:parent-style-name="Standard">
      <style:text-properties fo:language="it" fo:country="IT" officeooo:paragraph-rsid="00079a2f"/>
    </style:style>
    <style:style style:name="P4" style:family="paragraph" style:parent-style-name="Standard" style:list-style-name="L2">
      <style:text-properties fo:language="it" fo:country="IT" officeooo:rsid="00084ba0" officeooo:paragraph-rsid="00084ba0"/>
    </style:style>
    <style:style style:name="P5" style:family="paragraph" style:parent-style-name="Standard" style:list-style-name="L3">
      <style:text-properties fo:language="it" fo:country="IT" officeooo:rsid="00084ba0" officeooo:paragraph-rsid="00084ba0"/>
    </style:style>
    <style:style style:name="P6" style:family="paragraph" style:parent-style-name="Standard">
      <style:text-properties fo:language="it" fo:country="IT" officeooo:rsid="00084ba0" officeooo:paragraph-rsid="00084ba0"/>
    </style:style>
    <style:style style:name="P7" style:family="paragraph" style:parent-style-name="Standard">
      <style:text-properties fo:language="it" fo:country="IT" officeooo:rsid="00084ba0" officeooo:paragraph-rsid="001fa66d"/>
    </style:style>
    <style:style style:name="P8" style:family="paragraph" style:parent-style-name="Standard" style:list-style-name="L2">
      <style:text-properties fo:language="it" fo:country="IT" officeooo:paragraph-rsid="00084ba0"/>
    </style:style>
    <style:style style:name="P9" style:family="paragraph" style:parent-style-name="Standard">
      <style:paragraph-properties fo:text-align="center" style:justify-single-word="false"/>
      <style:text-properties fo:language="it" fo:country="IT" officeooo:rsid="00060394" officeooo:paragraph-rsid="002075b0"/>
    </style:style>
    <style:style style:name="P10" style:family="paragraph" style:parent-style-name="Standard">
      <style:paragraph-properties fo:text-align="center" style:justify-single-word="false"/>
      <style:text-properties officeooo:rsid="00060394" officeooo:paragraph-rsid="002075b0"/>
    </style:style>
    <style:style style:name="P11" style:family="paragraph" style:parent-style-name="Standard">
      <style:paragraph-properties fo:text-align="center" style:justify-single-word="false"/>
      <style:text-properties officeooo:rsid="00060394" officeooo:paragraph-rsid="00212439"/>
    </style:style>
    <style:style style:name="P12" style:family="paragraph" style:parent-style-name="Standard">
      <style:paragraph-properties fo:text-align="center" style:justify-single-word="false"/>
      <style:text-properties officeooo:paragraph-rsid="00212439"/>
    </style:style>
    <style:style style:name="P13" style:family="paragraph" style:parent-style-name="Standard">
      <style:paragraph-properties fo:text-align="start" style:justify-single-word="false"/>
      <style:text-properties fo:font-weight="normal" officeooo:rsid="00060394" officeooo:paragraph-rsid="00212439" style:font-weight-asian="normal" style:font-weight-complex="normal"/>
    </style:style>
    <style:style style:name="P14" style:family="paragraph" style:parent-style-name="Standard">
      <style:paragraph-properties fo:text-align="center" style:justify-single-word="false"/>
      <style:text-properties fo:font-size="18pt" fo:font-weight="bold" officeooo:rsid="0006d747" officeooo:paragraph-rsid="00212439" style:font-size-asian="18pt" style:font-weight-asian="bold" style:font-size-complex="18pt" style:font-weight-complex="bold"/>
    </style:style>
    <style:style style:name="P15" style:family="paragraph" style:parent-style-name="Text_20_body">
      <style:text-properties fo:language="it" fo:country="IT" officeooo:rsid="000a1b65" officeooo:paragraph-rsid="000a1b65"/>
    </style:style>
    <style:style style:name="P16" style:family="paragraph" style:parent-style-name="Text_20_body">
      <style:text-properties fo:language="it" fo:country="IT" officeooo:rsid="000bec83" officeooo:paragraph-rsid="000bec83"/>
    </style:style>
    <style:style style:name="P17" style:family="paragraph" style:parent-style-name="Text_20_body" style:list-style-name="L4">
      <style:text-properties fo:language="it" fo:country="IT" officeooo:paragraph-rsid="000bec83"/>
    </style:style>
    <style:style style:name="P18" style:family="paragraph" style:parent-style-name="Text_20_body" style:list-style-name="L4">
      <style:text-properties fo:language="it" fo:country="IT" officeooo:rsid="000d6287" officeooo:paragraph-rsid="000d6287"/>
    </style:style>
    <style:style style:name="P19" style:family="paragraph" style:parent-style-name="Text_20_body">
      <style:text-properties fo:language="it" fo:country="IT" officeooo:paragraph-rsid="001046d4"/>
    </style:style>
    <style:style style:name="P20" style:family="paragraph" style:parent-style-name="Text_20_body" style:list-style-name="L5">
      <style:text-properties fo:language="it" fo:country="IT" officeooo:paragraph-rsid="001046d4"/>
    </style:style>
    <style:style style:name="P21" style:family="paragraph" style:parent-style-name="Text_20_body" style:list-style-name="L5">
      <style:text-properties fo:language="it" fo:country="IT" officeooo:rsid="001046d4" officeooo:paragraph-rsid="001046d4"/>
    </style:style>
    <style:style style:name="P22" style:family="paragraph" style:parent-style-name="Text_20_body" style:list-style-name="L5">
      <style:text-properties fo:language="it" fo:country="IT" officeooo:rsid="0012171a" officeooo:paragraph-rsid="0012171a"/>
    </style:style>
    <style:style style:name="P23" style:family="paragraph" style:parent-style-name="Text_20_body">
      <style:text-properties fo:language="it" fo:country="IT" officeooo:rsid="0012171a" officeooo:paragraph-rsid="0012171a"/>
    </style:style>
    <style:style style:name="P24" style:family="paragraph" style:parent-style-name="Text_20_body" style:list-style-name="L6">
      <style:text-properties fo:language="it" fo:country="IT" officeooo:rsid="0012171a" officeooo:paragraph-rsid="0012171a"/>
    </style:style>
    <style:style style:name="P25" style:family="paragraph" style:parent-style-name="Text_20_body" style:list-style-name="L6">
      <style:text-properties fo:language="it" fo:country="IT" officeooo:rsid="0012171a" officeooo:paragraph-rsid="0012eb8d"/>
    </style:style>
    <style:style style:name="P26" style:family="paragraph" style:parent-style-name="Text_20_body">
      <style:text-properties fo:language="it" fo:country="IT" officeooo:rsid="0012171a" officeooo:paragraph-rsid="0012eb8d"/>
    </style:style>
    <style:style style:name="P27" style:family="paragraph" style:parent-style-name="Text_20_body" style:list-style-name="L6">
      <style:text-properties fo:language="it" fo:country="IT" officeooo:paragraph-rsid="0012171a"/>
    </style:style>
    <style:style style:name="P28" style:family="paragraph" style:parent-style-name="Text_20_body">
      <style:text-properties fo:language="it" fo:country="IT" officeooo:rsid="0004d59d" officeooo:paragraph-rsid="0004d59d"/>
    </style:style>
    <style:style style:name="P29" style:family="paragraph" style:parent-style-name="Text_20_body">
      <style:text-properties fo:language="it" fo:country="IT" officeooo:rsid="0004d59d" officeooo:paragraph-rsid="0016d48e"/>
    </style:style>
    <style:style style:name="P30" style:family="paragraph" style:parent-style-name="Text_20_body">
      <style:text-properties fo:language="it" fo:country="IT" officeooo:rsid="0004d59d" officeooo:paragraph-rsid="001e35eb"/>
    </style:style>
    <style:style style:name="P31" style:family="paragraph" style:parent-style-name="Text_20_body">
      <style:text-properties fo:language="it" fo:country="IT" officeooo:rsid="0004d59d" officeooo:paragraph-rsid="001fa66d"/>
    </style:style>
    <style:style style:name="P32" style:family="paragraph" style:parent-style-name="Text_20_body" style:list-style-name="L7"/>
    <style:style style:name="P33" style:family="paragraph" style:parent-style-name="Heading_20_1">
      <style:text-properties fo:language="it" fo:country="IT" officeooo:rsid="000a1b65" officeooo:paragraph-rsid="000a1b65"/>
    </style:style>
    <style:style style:name="P34" style:family="paragraph" style:parent-style-name="Heading_20_1">
      <style:text-properties fo:language="it" fo:country="IT" officeooo:rsid="0004d59d"/>
    </style:style>
    <style:style style:name="P35" style:family="paragraph" style:parent-style-name="Heading_20_1">
      <style:text-properties fo:language="it" fo:country="IT" officeooo:rsid="0004d59d" officeooo:paragraph-rsid="0019766a"/>
    </style:style>
    <style:style style:name="P36" style:family="paragraph" style:parent-style-name="Heading_20_1">
      <style:paragraph-properties fo:text-align="center" style:justify-single-word="false"/>
      <style:text-properties fo:language="it" fo:country="IT"/>
    </style:style>
    <style:style style:name="P37" style:family="paragraph" style:parent-style-name="Heading_20_1">
      <style:paragraph-properties fo:text-align="start" style:justify-single-word="false"/>
      <style:text-properties fo:language="it" fo:country="IT" fo:font-weight="bold" officeooo:rsid="00060394" officeooo:paragraph-rsid="00212439" style:font-weight-asian="bold" style:font-weight-complex="bold"/>
    </style:style>
    <style:style style:name="T1" style:family="text">
      <style:text-properties officeooo:rsid="00060394"/>
    </style:style>
    <style:style style:name="T2"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000000" style:font-name="Times New Roman" fo:font-size="12pt" fo:letter-spacing="normal" fo:language="it" fo:country="IT" fo:font-style="normal" style:text-underline-style="none" fo:font-weight="normal" style:font-size-asian="12pt" style:font-size-complex="12pt"/>
    </style:style>
    <style:style style:name="T5" style:family="text">
      <style:text-properties officeooo:rsid="0002f8e0"/>
    </style:style>
    <style:style style:name="T6" style:family="text">
      <style:text-properties officeooo:rsid="00079a2f"/>
    </style:style>
    <style:style style:name="T7" style:family="text">
      <style:text-properties officeooo:rsid="00084ba0"/>
    </style:style>
    <style:style style:name="T8" style:family="text">
      <style:text-properties officeooo:rsid="000bec83"/>
    </style:style>
    <style:style style:name="T9" style:family="text">
      <style:text-properties officeooo:rsid="000f44fb"/>
    </style:style>
    <style:style style:name="T10" style:family="text">
      <style:text-properties officeooo:rsid="001046d4"/>
    </style:style>
    <style:style style:name="T11" style:family="text">
      <style:text-properties officeooo:rsid="0012171a"/>
    </style:style>
    <style:style style:name="T12" style:family="text">
      <style:text-properties officeooo:rsid="00137b82"/>
    </style:style>
    <style:style style:name="T13" style:family="text">
      <style:text-properties officeooo:rsid="00161916"/>
    </style:style>
    <style:style style:name="T14" style:family="text">
      <style:text-properties officeooo:rsid="0016d48e"/>
    </style:style>
    <style:style style:name="T15" style:family="text">
      <style:text-properties officeooo:rsid="00185871"/>
    </style:style>
    <style:style style:name="T16" style:family="text">
      <style:text-properties fo:color="#000000" style:font-name="FreeSerif" fo:font-size="12pt" style:font-size-asian="12pt" style:font-size-complex="12pt"/>
    </style:style>
    <style:style style:name="T17" style:family="text">
      <style:text-properties fo:color="#000000" style:font-name="FreeSerif" fo:font-size="12pt" officeooo:rsid="001b1e84" style:font-size-asian="12pt" style:font-size-complex="12pt"/>
    </style:style>
    <style:style style:name="T18" style:family="text">
      <style:text-properties officeooo:rsid="0019766a"/>
    </style:style>
    <style:style style:name="T19" style:family="text">
      <style:text-properties fo:language="it" fo:country="IT"/>
    </style:style>
    <style:style style:name="T20" style:family="text">
      <style:text-properties fo:language="it" fo:country="IT" officeooo:rsid="00060394"/>
    </style:style>
    <style:style style:name="T21" style:family="text">
      <style:text-properties officeooo:rsid="001b1e84"/>
    </style:style>
    <style:style style:name="T22" style:family="text">
      <style:text-properties officeooo:rsid="001c6589"/>
    </style:style>
    <style:style style:name="T23" style:family="text">
      <style:text-properties officeooo:rsid="001e35eb"/>
    </style:style>
    <style:style style:name="T24" style:family="text">
      <style:text-properties officeooo:rsid="001e7ad3"/>
    </style:style>
    <style:style style:name="T25" style:family="text">
      <style:text-properties officeooo:rsid="001fa66d"/>
    </style:style>
    <style:style style:name="T26" style:family="text">
      <style:text-properties officeooo:rsid="002075b0"/>
    </style:style>
    <style:style style:name="T27" style:family="text">
      <style:text-properties officeooo:rsid="0021243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ETTO DI SISTEMI OPERATIVI</text:p>
      <text:p text:style-name="P10">FASE <text:span text:style-name="T26">2</text:span></text:p>
      <text:p text:style-name="P10"/>
      <text:p text:style-name="P10">2013</text:p>
      <text:p text:style-name="P10"/>
      <text:p text:style-name="P10"/>
      <text:p text:style-name="P10">Progetto realizzato da:</text:p>
      <text:p text:style-name="P11">Davide Aguiari – 0000 411115</text:p>
      <text:p text:style-name="P12"><text:span text:style-name="T1">Jacopo Giacò – </text:span><text:span text:style-name="T3">0000 393176</text:span></text:p>
      <text:p text:style-name="P12"><text:span text:style-name="T1">Marco Trotta – </text:span><text:a xlink:type="simple" xlink:href="mailto:COMPONENTE%3ATrotta%3AMarco%3Axxxxxxx%3A0900045968%3Amarco.trotta2@studio.unibo.it"><text:span text:style-name="T2">0900 045968</text:span></text:a></text:p>
      <text:p text:style-name="P9"/>
      <text:p text:style-name="P1"/>
      <text:h text:style-name="P36" text:outline-level="1">Introduzione</text:h>
      <text:p text:style-name="P13">Questa fase consta dei seguenti file:<text:line-break/></text:p>
      <text:p text:style-name="P13"><text:span text:style-name="T27">main</text:span>.c</text:p>
      <text:p text:style-name="P13"><text:span text:style-name="T27">handler</text:span>.<text:span text:style-name="T27">c<text:tab/></text:span></text:p>
      <text:p text:style-name="P13"><text:span text:style-name="T27">interrupts</text:span>.c</text:p>
      <text:p text:style-name="P13"><text:span text:style-name="T27">scheduler</text:span>.e</text:p>
      <text:p text:style-name="P13">utils.c</text:p>
      <text:p text:style-name="P13">p<text:span text:style-name="T27">2</text:span>test.c</text:p>
      <text:p text:style-name="P13"/>
      <text:p text:style-name="P13">utils.h</text:p>
      <text:p text:style-name="P13"><text:span text:style-name="T27">main</text:span>.h</text:p>
      <text:p text:style-name="P13">const13.h</text:p>
      <text:p text:style-name="P13"><text:span text:style-name="T27">const13_customized.h</text:span></text:p>
      <text:p text:style-name="P13"><text:span text:style-name="T27">interrupts</text:span>.h</text:p>
      <text:p text:style-name="P13"><text:span text:style-name="T27">scheduler</text:span>.h</text:p>
      <text:p text:style-name="P13"><text:span text:style-name="T27">handler</text:span>.h</text:p>
      <text:p text:style-name="P13"/>
      <text:p text:style-name="P13">Makefile</text:p>
      <text:p text:style-name="P13"/>
      <text:p text:style-name="P14">Scelte Progettuali</text:p>
      <text:h text:style-name="P37" text:outline-level="1"><text:span text:style-name="T27">Boot</text:span></text:h>
      <text:p text:style-name="P13"/>
      <text:p text:style-name="P13"><text:span text:style-name="T19">Il progetto compilato genera un file kernel.core.umps utilizzabile attraverso l'emulatore uMPS2.</text:span></text:p>
      <text:p text:style-name="P1">La fase due implementa la fase uno con <text:span text:style-name="T6">una nuova astrazione del kernel </text:span><text:span text:style-name="T24">e consta di:</text:span></text:p>
      <text:list xml:id="list6272286195790678436" text:style-name="L1">
        <text:list-item>
          <text:p text:style-name="P2">uno scheduler</text:p>
        </text:list-item>
        <text:list-item>
          <text:p text:style-name="P2">le syscall lato kernel</text:p>
        </text:list-item>
        <text:list-item>
          <text:p text:style-name="P2">la gestione degli interrupt</text:p>
        </text:list-item>
        <text:list-item>
          <text:p text:style-name="P2">la gestione delle eccezioni (TrapHandler, TLB)<text:line-break/></text:p>
        </text:list-item>
      </text:list>
      <text:p text:style-name="P3"><text:span text:style-name="T24">Il main() si occupa d</text:span><text:span text:style-name="T6">i inizializzare le strutture di cui avremo bisogno </text:span><text:span text:style-name="T7">dal boot in poi:</text:span></text:p>
      <text:list xml:id="list1004256093555986051" text:style-name="L2">
        <text:list-item>
          <text:p text:style-name="P4"><text:span text:style-name="T24">I</text:span>nizializziamo le aree della ROM. La CPU0 sarà inizializzata nella ROM stessa, tutte le altre CPU verranno allocate nella RAM per gestire gli interrupt, le eccezioni TLB/Trap e le syscal<text:span text:style-name="T24">l </text:span></text:p>
        </text:list-item>
        <text:list-item>
          <text:p text:style-name="P4"><text:soft-page-break/>Inizializziamo le strutture <text:span text:style-name="T24">di fase1 (semafori e pcb)</text:span></text:p>
        </text:list-item>
        <text:list-item>
          <text:p text:style-name="P8"><text:span text:style-name="T7">Iniziali</text:span><text:span text:style-name="T13">zz</text:span><text:span text:style-name="T7">iamo le v</text:span><text:span text:style-name="T13">a</text:span><text:span text:style-name="T7">riabili (Process Count, Soft-block Count, Ready Queues, </text:span><text:span text:style-name="T24">e</text:span><text:span text:style-name="T7"> Current Process) ed i semafori: </text:span><text:span text:style-name="T24">t</text:span><text:span text:style-name="T7">ra questi </text:span><text:span text:style-name="T13">i</text:span><text:span text:style-name="T7"> semafori dei device (disk, tape, ethernet, printer, terminal) e lo pseudoclock (il timer del bus)</text:span></text:p>
        </text:list-item>
        <text:list-item>
          <text:p text:style-name="P4">Inizializziamo <text:span text:style-name="T24">i</text:span> semafori delle critical section</text:p>
        </text:list-item>
      </text:list>
      <text:list xml:id="list9198405868011605718" text:style-name="L3">
        <text:list-item>
          <text:p text:style-name="P5">Scheduler</text:p>
        </text:list-item>
        <text:list-item>
          <text:p text:style-name="P5">SoftBlock, che tiene conto dei processi bloccati sul intero sistema</text:p>
        </text:list-item>
        <text:list-item>
          <text:p text:style-name="P5">P e V</text:p>
        </text:list-item>
        <text:list-item>
          <text:p text:style-name="P5">PseudoClock</text:p>
        </text:list-item>
      </text:list>
      <text:p text:style-name="P7"><text:span text:style-name="T25">Abbiamo deciso di utilizzare 4 semafori mutex per evitare un big-kernel lock e per specializzare il ruolo dei semafori su particolari punti critici del sistema. Questi semafori sono tutti inizializzati a 1 permettendo al primo processo di non bloccarsi.</text:span></text:p>
      <text:p text:style-name="P6"/>
      <text:h text:style-name="P33" text:outline-level="1">Scheduler</text:h>
      <text:p text:style-name="P15">Lo scheduler si preoccupa di garantire la corretta ed equa esecuzione dei processi (finite progress) attraverso un meccanismo di round-robin. Estrae dalla readyQueue il pcb con priorità massima (situato in testa alla coda, con valori da 0 a 19), imposta le flag giuste (user/kernel mode, mascher<text:span text:style-name="T24">a</text:span> interrupt, macchina virtuale, timer) e lo mette in esecuzione con un timeSlice di 4ms. Lo scheduler si preoccupa anche di verificare eventuali situazioni di deadlock o di idle. Se non vi sono più processi in esecuzion<text:span text:style-name="T24">e</text:span>, lo scheduler spegne la sistema.</text:p>
      <text:p text:style-name="P16">Lo scheduler viene inizializzato dentro init() che inizializza tutti i processori:</text:p>
      <text:list xml:id="list1164259751062437497" text:style-name="L4">
        <text:list-item>
          <text:p text:style-name="P17"><text:span text:style-name="T8">Lo stato di ogni processo viene settato </text:span><text:span text:style-name="T24">con gli interrupt disabilitati, kernel mode e macchin</text:span><text:span text:style-name="T8">a virtuale spenta. Il program counter inizializzato a schedule</text:span><text:span text:style-name="T24">()</text:span><text:span text:style-name="T8"> e lo stack pointer al primo frame disponibile.</text:span></text:p>
        </text:list-item>
        <text:list-item>
          <text:p text:style-name="P18">Allochiamo il pcb per l'entry point <text:span text:style-name="T24">( nel nostro caso test() )</text:span> e lo inseriamo nella readyQueue del CP0</text:p>
        </text:list-item>
      </text:list>
      <text:p text:style-name="P19"><text:span text:style-name="T9">Qualora sia presente un processo nella readyQueue, </text:span><text:span text:style-name="T10">in una sezione di mutua esclusione (mutex scheduler)</text:span></text:p>
      <text:list xml:id="list2494908468627601348" text:style-name="L5">
        <text:list-item>
          <text:p text:style-name="P20"><text:span text:style-name="T10">A</text:span><text:span text:style-name="T9">umentiamo la priorità dinamica di uno, </text:span><text:span text:style-name="T24">per tutti i</text:span><text:span text:style-name="T9"> processi rimasti nella coda per evitare starvation.</text:span></text:p>
        </text:list-item>
        <text:list-item>
          <text:p text:style-name="P21">Prepariamo il processo da mandare in esecuzione: accendendo il timer, <text:span text:style-name="T24">ripristinando</text:span> la sua priorità statica decisa nel momento della sua creazione, scrivendo nel pcb l'informazione su quale CPU andrà in esecuzione</text:p>
        </text:list-item>
        <text:list-item>
          <text:p text:style-name="P22"><text:span text:style-name="T24">S</text:span>alviamo il tempo di avvio e settiamo il timeSlice di default <text:span text:style-name="T24">(4ms)</text:span></text:p>
        </text:list-item>
        <text:list-item>
          <text:p text:style-name="P22"><text:span text:style-name="T24">M</text:span>andiamo in esecuzione <text:span text:style-name="T24">attraverso la LDST()</text:span></text:p>
        </text:list-item>
      </text:list>
      <text:p text:style-name="P23">Se la readyQueue è vuota ci sono tre casi:</text:p>
      <text:list xml:id="list3023392979293669253" text:style-name="L6">
        <text:list-item>
          <text:p text:style-name="P24">Ci sono processi attivi e non sono bloccati allora è deadlock e quindi andiamo in <text:span text:style-name="T24">PANIC</text:span>()</text:p>
        </text:list-item>
        <text:list-item>
          <text:p text:style-name="P27"><text:span text:style-name="T11">Ci sono processi attivi e ci sono processi bloccati oppure non ci sono processi attivi ma stiamo considerando una Cpu diversa da 0, allora </text:span><text:span text:style-name="T14">si</text:span><text:span text:style-name="T11"> mett</text:span><text:span text:style-name="T14">e</text:span><text:span text:style-name="T11"> in </text:span><text:span text:style-name="T24">WAIT()</text:span><text:span text:style-name="T11"> aspettando un interrupt </text:span></text:p>
        </text:list-item>
        <text:list-item>
          <text:p text:style-name="P25">Non ci sono processi attivi ma stiamo considerando la <text:span text:style-name="T24">CPU0</text:span> allora spengo (<text:span text:style-name="T24">HALT()</text:span>)</text:p>
        </text:list-item>
      </text:list>
      <text:p text:style-name="P26"/>
      <text:h text:style-name="P34" text:outline-level="1"><text:soft-page-break/>Interrupts</text:h>
      <text:p text:style-name="P28">La gestione degli interrupts <text:span text:style-name="T12">avviene attraverso la richiesta di due informazioni preliminari. La getCAUSE() che legge il registro cause che ci dice quale interrupt line è pendente a la getPRID() che ci dice su quale Cpu stava girando il processo mentre interveniva l'interrupt.</text:span></text:p>
      <text:p text:style-name="P29"><text:span text:style-name="T14">I tipi di interrupt sono 8 ed in ordine di priorità decrescente da 0 a 7 su: Inter processor, Local timer, Bus interval, Disk, Tape, Network, Printer, Terminal.</text:span></text:p>
      <text:p text:style-name="P30"><text:span text:style-name="T23">INT_IPI: Inter Processor interrupt<text:line-break/>La gestione di questo interrupt prevede il semplice ack nell'indirizzo apposito (0x10000400).</text:span></text:p>
      <text:p text:style-name="P30"><text:span text:style-name="T23"/></text:p>
      <text:p text:style-name="P30"><text:span text:style-name="T23">INT_LOCAL_TIMER: Processor Local timer<text:line-break/>Questo interrupt viene sollevato nel momento in cui un processo finisce il timeSlice. L'interrupt si preoccupa di ripristinare a 4ms il timer.</text:span></text:p>
      <text:p text:style-name="P30"><text:span text:style-name="T23"/></text:p>
      <text:p text:style-name="P30"><text:span text:style-name="T23">INT_TIMER: Bus Interval timer<text:line-break/>Questo interrupt viene sollevato nel momento in cui scade lo Pseudo clock timer.<text:line-break/>Viene fatta una V per ogni processo bloccato sul semaforo dello pseudoClock e quindi reinserito nella propria readyQueue.<text:line-break/>Questo interrupt è protetto tramite mutua esclusione con la mutex MUTEX_CLOCK.<text:line-break/><text:line-break/>INT_DISK, INT_TAPE, INT_UNUSED, INT_PRINTER<text:line-break/>L'interrupt viene sollevato quando è stata completata un'operazione su questi device.<text:line-break/>Inizialmente si cerca quale device ha scatenato l'interrupt tramite la findDeviceNumber sulla bitmap appropriata. Si preoccupa quindi di sbloccare l'eventuale processo bloccato sul semaforo del device; in tal caso viene reinserito nella readyQueue.<text:line-break/>Infine viene fatto l'ack sul device.<text:line-break/></text:span></text:p>
      <text:p text:style-name="P30"><text:span text:style-name="T23">INT_TERMINAL<text:line-break/>L'interrupt viene sollevato quando è stata completata un'operazione su uno dei terminali.<text:line-break/>Inizialmente si cerca quale device ha scatenato l'interrupt tramite la findDeviceNumber sulla bitmap appropriata. Viene poi distinto il ruolo del terminale: read o write verificando quale dei due sia in stato ready. </text:span><text:span text:style-name="T15"><text:line-break/></text:span><text:span text:style-name="T23">Infine viene sbloccato l'eventuale processo bloccato sul semaforo e fatto l'ack sul terminale.<text:line-break/>Nel caso in cui non sia stata fatta ancora la syscall, l'interrupt salva in una struttura globale (device_write/read_response) lo status del terminale preso in considerazione.<text:line-break/><text:line-break/>Infine viene verificato se il processo chiamante è stato bloccato o no dall'interrupt; nel caso non sia bloccato viene reinserito nella readyQueue dopo aver ripristinato la oldArea.</text:span></text:p>
      <text:p text:style-name="P31"><text:span text:style-name="T25">Ogni CPU gestisce ha il proprio gestore degli interrupt: non è quindi solo CPU0 a gestirli.</text:span></text:p>
      <text:h text:style-name="P35" text:outline-level="1"><text:span text:style-name="T18">Syscall e Exceptions Handlers<text:tab/></text:span></text:h>
      <text:p text:style-name="Text_20_body"><text:span text:style-name="T18">Il modulo handler contiene le funzioni di gestione delle syscall, delle trap exception e delle tlb execption.</text:span></text:p>
      <text:p text:style-name="Text_20_body">Il sys<text:span text:style-name="T18">c</text:span>allHandler<text:span text:style-name="T18">()</text:span> è uno switch sul <text:span text:style-name="T18">registro a0 del processore chiamante </text:span>(current_process[cpuID]-<text:soft-page-break/>&gt;p_s.reg_a0), dove è contenuto <text:span text:style-name="T18">l'identificativo</text:span> della system call <text:span text:style-name="T18">da gestire</text:span>.</text:p>
      <text:p text:style-name="Text_20_body"/>
      <text:p text:style-name="Text_20_body">La SYSTEM CALL 1 è la CREATE PROCESS che, quando viene chiamata, crea un processo come figlio del processo chiamante. <text:s/></text:p>
      <text:p text:style-name="Text_20_body">La SYS1 ha 3 parametri: lo stato del processo, la priorità, e il numero del processore nel quale <text:span text:style-name="T18">avviare il processo creato inserendolo nella apposita </text:span>ready_queue. </text:p>
      <text:p text:style-name="Text_20_body">Se <text:span text:style-name="T18">nella fase di allocazione, la pcbTable non ha pcb liberi, viene ritornato un valore di errore (-1) tramite il registro </text:span>v0, <text:span text:style-name="T18">altrimenti viene</text:span> inseri<text:span text:style-name="T18">to</text:span> in ready_queue; il processo creato viene, tramite la insertChild, inserito come figlio del processo chiamante. <text:line-break/>A<text:span text:style-name="T18">bbiamo deciso di accendere una nuova CPU ogni qual volta venga inserito per la prima volta un processo nella readyQueue associata, tramite la INITCPU</text:span>.</text:p>
      <text:p text:style-name="Text_20_body"/>
      <text:p text:style-name="Text_20_body">La SYSTEM CALL 2 è la TERMINATE PROCESS che, <text:span text:style-name="T26">chiamata</text:span><text:span text:style-name="T18"> la funzione killMe() </text:span>uccide il processo <text:span text:style-name="T18">chiamante</text:span> e tutta la sua <text:span text:style-name="T18">progenie.</text:span> </text:p>
      <text:p text:style-name="Text_20_body"><text:span text:style-name="T18">Il compito è lasciato alla </text:span>outchildBlocked (funzione ricorsiva di phase 1) <text:span text:style-name="T18">che si occupa di slegare il chiamante da eventuali puntatori a parent e sibling, di chiamare la freePcb e di terminare ricorsivamente anche ogni processo figlio (terminateProcess())</text:span>.</text:p>
      <text:p text:style-name="Text_20_body"><text:span text:style-name="T18">In dettaglio, l</text:span>a outChildBlocked controlla se il processo corrente è bloccato su un semaforo <text:span text:style-name="T18">diverso da quello dei device e,</text:span> in tal caso, lo rimuove dalla coda dei processi bloccati su quel semaforo. Dopo di che, con la outChild viene rimosso il processo dalla lista dei figli del padre e viene chiamata la terminateProcess, che ricorsivamente visita le foglie dell'albero (la parte della progenie) e le elimina.</text:p>
      <text:p text:style-name="Text_20_body"><text:span text:style-name="T18">Questa fase è protetta dalla mutex Scheduler, per impedire che venga erroneamente rilevato un deadlock durante le operazioni di incremento/decremento di contatori globali e di allocazioni di pcb.</text:span></text:p>
      <text:p text:style-name="Text_20_body"/>
      <text:p text:style-name="Text_20_body">La SYSTEM CALL 3 è la VERHOGEN, che incrementa il semaforo specificato nel registro a1.</text:p>
      <text:p text:style-name="Text_20_body"><text:span text:style-name="T18">S</text:span>e ci sono processi bloccati, il primo viene tolto dalla coda e messo in readyQueue.</text:p>
      <text:p text:style-name="Text_20_body"><text:span text:style-name="T21">Questa operazione è protetta dalla mutex PV che impedisce che vengano fatte P e V contemporaneamente sulle stesse strutture.</text:span></text:p>
      <text:p text:style-name="Text_20_body"/>
      <text:p text:style-name="Text_20_body">La SYSTEM CALL 4 è la PASSEREN, che decrementa il semaforo specificato nel registro a1. </text:p>
      <text:p text:style-name="Text_20_body"><text:span text:style-name="T21">S</text:span>e il valore del <text:span text:style-name="T21">semaforo</text:span> è negativo, il processo viene bloccato e accodato inserendolo nella coda del semaforo tramite la funzione insertBlocked(), <text:span text:style-name="T21">che lo accoda</text:span><text:span text:style-name="T16">. </text:span></text:p>
      <text:p text:style-name="Text_20_body"><text:span text:style-name="T17">In dettaglio, s</text:span><text:span text:style-name="T16">e il semaforo corrispondente non è presente lista dei semafori attivi, alloca un nuovo SEMD dalla lista di quelli liberi (semdFree) e lo inserisce nella ASL; </text:span><text:span text:style-name="T17">altrimenti s</text:span><text:span text:style-name="T16">e non è possibile allocare un nuovo SEMD. </text:span><text:span text:style-name="T17">perché</text:span><text:span text:style-name="T16"> la lista di quelli liberi è vuota, restituisce TRUE. In tutti gli altri casi, restituisce FALSE.</text:span></text:p>
      <text:p text:style-name="Text_20_body"><text:span text:style-name="T17">Se il processo viene bloccato viene, di conseguenza, aumentato il softBlock counter e il controllo ritornato allo scheduler; altrimenti, se il valore del semaforo decrementato è &gt;= 0, il processo riprende il controllo.</text:span></text:p>
      <text:p text:style-name="Text_20_body"><text:span text:style-name="T17">Questa operazione è protetta dalla mutex PV che impedisce che vengano fatte P e V contemporaneamente sulle stesse strutture.</text:span></text:p>
      <text:p text:style-name="Text_20_body"><text:soft-page-break/></text:p>
      <text:p text:style-name="Text_20_body"><text:span text:style-name="T16"/></text:p>
      <text:p text:style-name="Text_20_body"><text:span text:style-name="T16"/></text:p>
      <text:p text:style-name="Text_20_body"><text:span text:style-name="T16">La SYSTEM CALL 5 è la SPECTRAPVEC </text:span><text:span text:style-name="T17">che si occupa di specificare gestori di eccezioni personalizzate.</text:span><text:span text:style-name="T16"> </text:span></text:p>
      <text:p text:style-name="Text_20_body"><text:span text:style-name="T17">V</text:span><text:span text:style-name="T16">iene fatto uno switch sul registro </text:span><text:span text:style-name="T17">a1</text:span><text:span text:style-name="T16"> dove viene specificato che tipo di eccezione viene sollevata:</text:span></text:p>
      <text:list xml:id="list4480848582558616251" text:style-name="L7">
        <text:list-item>
          <text:p text:style-name="P32"><text:span text:style-name="T17">0 - Tlb execption</text:span></text:p>
        </text:list-item>
        <text:list-item>
          <text:p text:style-name="P32"><text:span text:style-name="T17">1 – PgmTrap execption</text:span></text:p>
        </text:list-item>
        <text:list-item>
          <text:p text:style-name="P32"><text:span text:style-name="T17">2 – Syscall/Breakpoint execption</text:span></text:p>
        </text:list-item>
      </text:list>
      <text:p text:style-name="Text_20_body"><text:span text:style-name="T17">Per permettere il salvataggio dei nuovi handler, abbiamo introdotto in pcb_t un array di state al fine di salvare, tramite la SYS5, i gestori tramite la copyState().</text:span></text:p>
      <text:p text:style-name="Text_20_body"><text:span text:style-name="T17">Nel registro a1 viene specificato il tipo di eccezione, nel registro a3 abbiamo la NEW_AREA (da utilizzare nel caso si verifichino exceptions o PGMTRAP) e nel registro a2 la OLD_AREA.</text:span></text:p>
      <text:p text:style-name="Text_20_body"><text:span text:style-name="T16">Nel caso </text:span><text:span text:style-name="T17">si tenti di chiamare al più una volta la SYS5 sugli stessi handler</text:span><text:span text:style-name="T16">, il processo viene </text:span><text:span text:style-name="T17">immediatamente</text:span><text:span text:style-name="T16"> terminato</text:span><text:span text:style-name="T17"> e il controllo tornato allo scheduler.</text:span></text:p>
      <text:p text:style-name="Text_20_body"/>
      <text:p text:style-name="Text_20_body">La SYSTEM CALL 6 è la GETCPU TIME, che ritorna nel registro v0 il tempo di CPU usato dal processo corrente, sottraendo all'istante in cui viene invocato (usando la GET_TODLOW), l'istante di partenza del processo. </text:p>
      <text:p text:style-name="Text_20_body">Per recuperare l'istante di partenza del processo, abbiamo aggiunto un campo alla struttura del PCB, chiama<text:span text:style-name="T21">to</text:span> startTime, <text:span text:style-name="T21">inizializzato la prima volta che viene tolto dalla readyQueue.</text:span></text:p>
      <text:p text:style-name="Text_20_body"/>
      <text:p text:style-name="Text_20_body">La SYSTEM CALL 7 è la WAITCLOCK che semplicemente esegue una P sullo PSEUDO CLOCK di sistema <text:span text:style-name="T21">e, nel caso, si blocca sul semaforo in attesa dello scadere di SCHED_PSEUDO_CLOCK.</text:span></text:p>
      <text:p text:style-name="Text_20_body"/>
      <text:p text:style-name="Text_20_body">la SYSTEM CALL 8 è la WAITIO <text:span text:style-name="T21">permette al chiamante di aspettare un INTERRUPT da un device, bloccandosi, se necessario, sul relativo semaforo.</text:span></text:p>
      <text:p text:style-name="Text_20_body"><text:span text:style-name="T21">Il device è idenficato da intNo, dnume e waitForTermRead. </text:span></text:p>
      <text:p text:style-name="Text_20_body"><text:span text:style-name="T22">Viene quindi cercato il device tramite uno switch sul registro a1; successivamente viene fatta una P() sul semaforo relativo e il processo viene bloccato se precedente all'interrupt relativo.<text:line-break/>Il registro a3 è riservato al caso Terminal e indica se è stata richiesta un'operazione di lettura o di scrittura.</text:span></text:p>
      <text:p text:style-name="Text_20_body"><text:span text:style-name="T22">Nel caso in cui avvenga un interrupt prima della syscall, la P() non bloccante permetterà al processo di recuperare lo status dalla struttura globale device_read/write_response su cui è stato fatto uno “store off” dall'interrupt.</text:span></text:p>
      <text:p text:style-name="Text_20_body"/>
      <text:p text:style-name="Text_20_body">Nel caso in cui una istruzione privilegiata è stata chiamata in user-mode, viene richiamato il trapHandler() che controlla se il processo che ha chiamato la system call, <text:span text:style-name="T22">abbia</text:span> gia chiamato la sys5 per <text:soft-page-break/>un PGM TRAP: lo stato del processore viene copiato dalla PGMTRAP old area nell'area dello stato del processore apposito. Nel caso in cui il processo non abbia chiamato la SYS5, il trapHandler uccide il processo, come se fosse stata chiamata la SYS2 (TERMINATE PROCESS).</text:p>
      <text:p text:style-name="Text_20_body"><text:span text:style-name="T22">Un controllo simile è utilizzato anche nel caso in cui venga chiamata una syscall fuori range.</text:span></text:p>
      <text:p text:style-name="Text_20_body"><text:span text:style-name="T22"/></text:p>
      <text:p text:style-name="Text_20_body"><text:span text:style-name="T22">TlbHandler() è il gestore delle TLB execption, eccezione sollevata dal sistema nel caso in cui μMPS2 fallisca nel tentativo di tradurre un indirizzo virtuale in fisico:</text:span></text:p>
      <text:p text:style-name="Text_20_body"><text:span text:style-name="T22">come da specifica, viene salvata l'area TLB_OLDAREA nella struttura apposita del pcb_t (nel caso monocore, altrimenti viene salvata la new_old_areas[cpuID][TLB_OLDAREA_INDEX]) e caricata la TLB_NEW area precedentemente impostata tramite la SYS5.<text:line-break/>Altrimenti il processo viene killato.</text:span></text:p>
      <text:p text:style-name="Text_20_body"><text:span text:style-name="T22"/></text:p>
      <text:p text:style-name="Text_20_body"><text:span text:style-name="T22">TrapHandler(), che si preoccupa di gestire le operazioni illegali, è gestita in modo analogo sulle rispettive area.</text:span></text:p>
      <text:p text:style-name="Text_20_body"><text:span text:style-name="T22"/></text:p>
      <text:p text:style-name="Text_20_body"><text:span text:style-name="T22">La gestione dei breakpoint, in questa fase, non è stata implementata.</text:span></text:p>
      <text:p text:style-name="Text_20_body"><text:span text:style-name="T22"/></text:p>
      <text:p text:style-name="Text_20_body"><text:span text:style-name="T22">Al termine della gestione delle syscall il program counter viene aumentata di una WORD (4byte) e quindi ricaricata.</text:span></text:p>
      <text:p text:style-name="Text_20_body"/>
      <text:p text:style-name="Text_20_body"/>
      <text:p text:style-name="Text_20_body"><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ta </meta:initial-creator>
    <meta:creation-date>2013-09-19T16:24:04</meta:creation-date>
    <dc:date>2013-09-22T22:42:20</dc:date>
    <meta:editing-duration>PT2H15M56S</meta:editing-duration>
    <meta:editing-cycles>24</meta:editing-cycles>
    <meta:generator>LibreOffice/4.0.3.3$Linux_x86 LibreOffice_project/0eaa50a932c8f2199a615e1eb30f7ac74279539</meta:generator>
    <meta:document-statistic meta:table-count="0" meta:image-count="0" meta:object-count="0" meta:page-count="6" meta:paragraph-count="103" meta:word-count="1930" meta:character-count="12455" meta:non-whitespace-character-count="10625"/>
  </office:meta>
</office:document-meta>
</file>